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Current</text:p>
          </table:table-cell>
          <table:table-cell office:value-type="string">
            <text:p>Target</text:p>
          </table:table-cell>
          <table:table-cell/>
          <table:table-cell table:style-name="Default" office:value-type="string">
            <text:p>T – C</text:p>
          </table:table-cell>
          <table:table-cell table:style-name="Default" table:number-columns-repeated="3"/>
          <table:table-cell office:value-type="string">
            <text:p>abs(T – C)</text:p>
          </table:table-cell>
          <table:table-cell office:value-type="string">
            <text:p>shortest Dis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/>
          <table:table-cell table:formula="of:=[.B2]-[.A2]" office:value-type="float" office:value="70">
            <text:p>70</text:p>
          </table:table-cell>
          <table:table-cell table:formula="of:=IF([.D2]&gt;0;IF([.D2]&lt;180;[.D2];[.B2]-360-[.A2]);IF([.D2]&gt;=-180;[.D2];[.B2]+360-[.A2]))" office:value-type="float" office:value="70">
            <text:p>70</text:p>
          </table:table-cell>
          <table:table-cell table:number-columns-repeated="2"/>
          <table:table-cell table:formula="of:=ABS([.D2])" office:value-type="float" office:value="70">
            <text:p>70</text:p>
          </table:table-cell>
          <table:table-cell table:formula="of:=IF([.H2] &lt;= 180;[.H2];[.A2]+360-[.B2])" office:value-type="float" office:value="70">
            <text:p>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/>
          <table:table-cell table:formula="of:=[.B3]-[.A3]" office:value-type="float" office:value="150">
            <text:p>150</text:p>
          </table:table-cell>
          <table:table-cell table:formula="of:=IF([.D3]&gt;0;IF([.D3]&lt;180;[.D3];[.B3]-360-[.A3]);IF([.D3]&gt;=-180;[.D3];[.B3]+360-[.A3]))" office:value-type="float" office:value="150">
            <text:p>150</text:p>
          </table:table-cell>
          <table:table-cell table:number-columns-repeated="2"/>
          <table:table-cell table:formula="of:=ABS([.D3])" office:value-type="float" office:value="150">
            <text:p>150</text:p>
          </table:table-cell>
          <table:table-cell table:formula="of:=IF([.H3] &lt;= 180;[.H3];[.A3]+360-[.B3])" office:value-type="float" office:value="150">
            <text:p>1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">
            <text:p>260</text:p>
          </table:table-cell>
          <table:table-cell/>
          <table:table-cell table:formula="of:=[.B4]-[.A4]" office:value-type="float" office:value="250">
            <text:p>250</text:p>
          </table:table-cell>
          <table:table-cell table:formula="of:=IF([.D4]&gt;0;IF([.D4]&lt;180;[.D4];[.B4]-360-[.A4]);IF([.D4]&gt;=-180;[.D4];[.B4]+360-[.A4]))" office:value-type="float" office:value="-110">
            <text:p>-110</text:p>
          </table:table-cell>
          <table:table-cell table:number-columns-repeated="2"/>
          <table:table-cell table:formula="of:=ABS([.D4])" office:value-type="float" office:value="250">
            <text:p>250</text:p>
          </table:table-cell>
          <table:table-cell table:formula="of:=IF([.H4] &lt;= 180;[.H4];[.A4]+360-[.B4])" office:value-type="float" office:value="110">
            <text:p>1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0">
            <text:p>340</text:p>
          </table:table-cell>
          <table:table-cell/>
          <table:table-cell table:formula="of:=[.B5]-[.A5]" office:value-type="float" office:value="330">
            <text:p>330</text:p>
          </table:table-cell>
          <table:table-cell table:formula="of:=IF([.D5]&gt;0;IF([.D5]&lt;180;[.D5];[.B5]-360-[.A5]);IF([.D5]&gt;=-180;[.D5];[.B5]+360-[.A5]))" office:value-type="float" office:value="-30">
            <text:p>-30</text:p>
          </table:table-cell>
          <table:table-cell table:number-columns-repeated="2"/>
          <table:table-cell table:formula="of:=ABS([.D5])" office:value-type="float" office:value="330">
            <text:p>330</text:p>
          </table:table-cell>
          <table:table-cell table:formula="of:=IF([.H5] &lt;= 180;[.H5];[.A5]+360-[.B5])" office:value-type="float" office:value="30">
            <text:p>3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/>
          <table:table-cell table:formula="of:=[.B6]-[.A6]" office:value-type="float" office:value="80">
            <text:p>80</text:p>
          </table:table-cell>
          <table:table-cell table:formula="of:=IF([.D6]&gt;0;IF([.D6]&lt;180;[.D6];[.B6]-360-[.A6]);IF([.D6]&gt;=-180;[.D6];[.B6]+360-[.A6]))" office:value-type="float" office:value="80">
            <text:p>80</text:p>
          </table:table-cell>
          <table:table-cell table:number-columns-repeated="2"/>
          <table:table-cell table:formula="of:=ABS([.D6])" office:value-type="float" office:value="80">
            <text:p>80</text:p>
          </table:table-cell>
          <table:table-cell table:formula="of:=IF([.H6] &lt;= 180;[.H6];[.A6]+360-[.B6])" office:value-type="float" office:value="80">
            <text:p>8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table:formula="of:=[.B7]-[.A7]" office:value-type="float" office:value="100">
            <text:p>100</text:p>
          </table:table-cell>
          <table:table-cell table:formula="of:=IF([.D7]&gt;0;IF([.D7]&lt;180;[.D7];[.B7]-360-[.A7]);IF([.D7]&gt;=-180;[.D7];[.B7]+360-[.A7]))" office:value-type="float" office:value="100">
            <text:p>100</text:p>
          </table:table-cell>
          <table:table-cell table:number-columns-repeated="2"/>
          <table:table-cell table:formula="of:=ABS([.D7])" office:value-type="float" office:value="100">
            <text:p>100</text:p>
          </table:table-cell>
          <table:table-cell table:formula="of:=IF([.H7] &lt;= 180;[.H7];[.A7]+360-[.B7])"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/>
          <table:table-cell table:formula="of:=[.B8]-[.A8]" office:value-type="float" office:value="240">
            <text:p>240</text:p>
          </table:table-cell>
          <table:table-cell table:formula="of:=IF([.D8]&gt;0;IF([.D8]&lt;180;[.D8];[.B8]-360-[.A8]);IF([.D8]&gt;=-180;[.D8];[.B8]+360-[.A8]))" office:value-type="float" office:value="-120">
            <text:p>-120</text:p>
          </table:table-cell>
          <table:table-cell table:number-columns-repeated="2"/>
          <table:table-cell table:formula="of:=ABS([.D8])" office:value-type="float" office:value="240">
            <text:p>240</text:p>
          </table:table-cell>
          <table:table-cell table:formula="of:=IF([.H8] &lt;= 180;[.H8];[.A8]+360-[.B8])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/>
          <table:table-cell table:formula="of:=[.B9]-[.A9]" office:value-type="float" office:value="-80">
            <text:p>-80</text:p>
          </table:table-cell>
          <table:table-cell table:formula="of:=IF([.D9]&gt;0;IF([.D9]&lt;180;[.D9];[.B9]-360-[.A9]);IF([.D9]&gt;=-180;[.D9];[.B9]+360-[.A9]))" office:value-type="float" office:value="-80">
            <text:p>-80</text:p>
          </table:table-cell>
          <table:table-cell table:number-columns-repeated="2"/>
          <table:table-cell table:formula="of:=ABS([.D9])" office:value-type="float" office:value="80">
            <text:p>80</text:p>
          </table:table-cell>
          <table:table-cell table:formula="of:=IF([.H9] &lt;= 180;[.H9];[.A9]+360-[.B9])" office:value-type="float" office:value="80">
            <text:p>8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70">
            <text:p>270</text:p>
          </table:table-cell>
          <table:table-cell/>
          <table:table-cell table:formula="of:=[.B10]-[.A10]" office:value-type="float" office:value="70">
            <text:p>70</text:p>
          </table:table-cell>
          <table:table-cell table:formula="of:=IF([.D10]&gt;0;IF([.D10]&lt;180;[.D10];[.B10]-360-[.A10]);IF([.D10]&gt;=-180;[.D10];[.B10]+360-[.A10]))" office:value-type="float" office:value="70">
            <text:p>70</text:p>
          </table:table-cell>
          <table:table-cell table:number-columns-repeated="2"/>
          <table:table-cell table:formula="of:=ABS([.D10])" office:value-type="float" office:value="70">
            <text:p>70</text:p>
          </table:table-cell>
          <table:table-cell table:formula="of:=IF([.H10] &lt;= 180;[.H10];[.A10]+360-[.B10])" office:value-type="float" office:value="70">
            <text:p>7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/>
          <table:table-cell table:formula="of:=[.B11]-[.A11]" office:value-type="float" office:value="150">
            <text:p>150</text:p>
          </table:table-cell>
          <table:table-cell table:formula="of:=IF([.D11]&gt;0;IF([.D11]&lt;180;[.D11];[.B11]-360-[.A11]);IF([.D11]&gt;=-180;[.D11];[.B11]+360-[.A11]))" office:value-type="float" office:value="150">
            <text:p>150</text:p>
          </table:table-cell>
          <table:table-cell table:number-columns-repeated="2"/>
          <table:table-cell table:formula="of:=ABS([.D11])" office:value-type="float" office:value="150">
            <text:p>150</text:p>
          </table:table-cell>
          <table:table-cell table:formula="of:=IF([.H11] &lt;= 180;[.H11];[.A11]+360-[.B11])" office:value-type="float" office:value="150">
            <text:p>1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/>
          <table:table-cell table:formula="of:=[.B12]-[.A12]" office:value-type="float" office:value="-120">
            <text:p>-120</text:p>
          </table:table-cell>
          <table:table-cell table:formula="of:=IF([.D12]&gt;0;IF([.D12]&lt;180;[.D12];[.B12]-360-[.A12]);IF([.D12]&gt;=-180;[.D12];[.B12]+360-[.A12]))" office:value-type="float" office:value="-120">
            <text:p>-120</text:p>
          </table:table-cell>
          <table:table-cell table:number-columns-repeated="2"/>
          <table:table-cell table:formula="of:=ABS([.D12])" office:value-type="float" office:value="120">
            <text:p>120</text:p>
          </table:table-cell>
          <table:table-cell table:formula="of:=IF([.H12] &lt;= 180;[.H12];[.A12]+360-[.B12])" office:value-type="float" office:value="120">
            <text:p>12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0">
            <text:p>160</text:p>
          </table:table-cell>
          <table:table-cell/>
          <table:table-cell table:formula="of:=[.B13]-[.A13]" office:value-type="float" office:value="-40">
            <text:p>-40</text:p>
          </table:table-cell>
          <table:table-cell table:formula="of:=IF([.D13]&gt;0;IF([.D13]&lt;180;[.D13];[.B13]-360-[.A13]);IF([.D13]&gt;=-180;[.D13];[.B13]+360-[.A13]))" office:value-type="float" office:value="-40">
            <text:p>-40</text:p>
          </table:table-cell>
          <table:table-cell table:number-columns-repeated="2"/>
          <table:table-cell table:formula="of:=ABS([.D13])" office:value-type="float" office:value="40">
            <text:p>40</text:p>
          </table:table-cell>
          <table:table-cell table:formula="of:=IF([.H13] &lt;= 180;[.H13];[.A13]+360-[.B13])" office:value-type="float" office:value="40">
            <text:p>4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  <table:table-cell/>
          <table:table-cell table:formula="of:=[.B14]-[.A14]" office:value-type="float" office:value="-310">
            <text:p>-310</text:p>
          </table:table-cell>
          <table:table-cell table:formula="of:=IF([.D14]&gt;0;IF([.D14]&lt;180;[.D14];[.B14]-360-[.A14]);IF([.D14]&gt;=-180;[.D14];[.B14]+360-[.A14]))" office:value-type="float" office:value="50">
            <text:p>50</text:p>
          </table:table-cell>
          <table:table-cell table:number-columns-repeated="2"/>
          <table:table-cell table:formula="of:=ABS([.D14])" office:value-type="float" office:value="310">
            <text:p>310</text:p>
          </table:table-cell>
          <table:table-cell table:formula="of:=IF([.H14] &lt;= 180;[.H14];[.A14]+360-[.B14])" office:value-type="float" office:value="670">
            <text:p>67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/>
          <table:table-cell table:formula="of:=[.B15]-[.A15]" office:value-type="float" office:value="-230">
            <text:p>-230</text:p>
          </table:table-cell>
          <table:table-cell table:formula="of:=IF([.D15]&gt;0;IF([.D15]&lt;180;[.D15];[.B15]-360-[.A15]);IF([.D15]&gt;=-180;[.D15];[.B15]+360-[.A15]))" office:value-type="float" office:value="130">
            <text:p>130</text:p>
          </table:table-cell>
          <table:table-cell table:number-columns-repeated="2"/>
          <table:table-cell table:formula="of:=ABS([.D15])" office:value-type="float" office:value="230">
            <text:p>230</text:p>
          </table:table-cell>
          <table:table-cell table:formula="of:=IF([.H15] &lt;= 180;[.H15];[.A15]+360-[.B15])" office:value-type="float" office:value="590">
            <text:p>59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0">
            <text:p>180</text:p>
          </table:table-cell>
          <table:table-cell/>
          <table:table-cell table:formula="of:=[.B16]-[.A16]" office:value-type="float" office:value="-150">
            <text:p>-150</text:p>
          </table:table-cell>
          <table:table-cell table:formula="of:=IF([.D16]&gt;0;IF([.D16]&lt;180;[.D16];[.B16]-360-[.A16]);IF([.D16]&gt;=-180;[.D16];[.B16]+360-[.A16]))" office:value-type="float" office:value="-150">
            <text:p>-150</text:p>
          </table:table-cell>
          <table:table-cell table:number-columns-repeated="2"/>
          <table:table-cell table:formula="of:=ABS([.D16])" office:value-type="float" office:value="150">
            <text:p>150</text:p>
          </table:table-cell>
          <table:table-cell table:formula="of:=IF([.H16] &lt;= 180;[.H16];[.A16]+360-[.B16])" office:value-type="float" office:value="150">
            <text:p>15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/>
          <table:table-cell table:formula="of:=[.B17]-[.A17]" office:value-type="float" office:value="-50">
            <text:p>-50</text:p>
          </table:table-cell>
          <table:table-cell table:formula="of:=IF([.D17]&gt;0;IF([.D17]&lt;180;[.D17];[.B17]-360-[.A17]);IF([.D17]&gt;=-180;[.D17];[.B17]+360-[.A17]))" office:value-type="float" office:value="-50">
            <text:p>-50</text:p>
          </table:table-cell>
          <table:table-cell table:number-columns-repeated="2"/>
          <table:table-cell table:formula="of:=ABS([.D17])" office:value-type="float" office:value="50">
            <text:p>50</text:p>
          </table:table-cell>
          <table:table-cell table:formula="of:=IF([.H17] &lt;= 180;[.H17];[.A17]+360-[.B17])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/>
          <table:table-cell table:formula="of:=[.B18]-[.A18]" office:value-type="float" office:value="180">
            <text:p>180</text:p>
          </table:table-cell>
          <table:table-cell table:formula="of:=IF([.D18]&gt;0;IF([.D18]&lt;180;[.D18];[.B18]-360-[.A18]);IF([.D18]&gt;=-180;[.D18];[.B18]+360-[.A18]))" office:value-type="float" office:value="-180">
            <text:p>-180</text:p>
          </table:table-cell>
          <table:table-cell table:number-columns-repeated="2"/>
          <table:table-cell table:formula="of:=ABS([.D18])" office:value-type="float" office:value="180">
            <text:p>180</text:p>
          </table:table-cell>
          <table:table-cell table:formula="of:=IF([.H18] &lt;= 180;[.H18];[.A18]+360-[.B18])"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formula="of:=[.B19]-[.A19]" office:value-type="float" office:value="-180">
            <text:p>-180</text:p>
          </table:table-cell>
          <table:table-cell table:formula="of:=IF([.D19]&gt;0;IF([.D19]&lt;180;[.D19];[.B19]-360-[.A19]);IF([.D19]&gt;=-180;[.D19];[.B19]+360-[.A19]))" office:value-type="float" office:value="-180">
            <text:p>-180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.01.2014</text:date>, <text:time>01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00:44:25.04</meta:creation-date>
    <dc:date>2014-01-27T01:57:57.88</dc:date>
    <meta:editing-duration>PT11M2S</meta:editing-duration>
    <meta:editing-cycles>1</meta:editing-cycles>
    <meta:document-statistic meta:table-count="3" meta:cell-count="111" meta:object-count="0"/>
    <meta:generator>OpenOffice.org/3.4$Win32 OpenOffice.org_project/340m1$Build-9590</meta:generator>
  </office:meta>
</office:document-meta>
</file>